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ba34" officeooo:paragraph-rsid="000aba34" style:font-size-asian="16pt" style:font-size-complex="16pt"/>
    </style:style>
    <style:style style:name="P2" style:family="paragraph" style:parent-style-name="Standard">
      <style:text-properties fo:font-size="16pt" officeooo:rsid="000ca162" officeooo:paragraph-rsid="000ca162" style:font-size-asian="16pt" style:font-size-complex="16pt"/>
    </style:style>
    <style:style style:name="P3" style:family="paragraph" style:parent-style-name="Standard">
      <style:text-properties fo:font-size="16pt" officeooo:rsid="000cceb5" officeooo:paragraph-rsid="000cceb5" style:font-size-asian="16pt" style:font-size-complex="16pt"/>
    </style:style>
    <style:style style:name="P4" style:family="paragraph" style:parent-style-name="Standard">
      <style:text-properties fo:font-size="16pt" officeooo:rsid="000d8bdd" officeooo:paragraph-rsid="000d8bdd" style:font-size-asian="16pt" style:font-size-complex="16pt"/>
    </style:style>
    <style:style style:name="P5" style:family="paragraph" style:parent-style-name="Standard">
      <style:text-properties fo:font-size="16pt" officeooo:rsid="000d8bdd" officeooo:paragraph-rsid="000d8bdd" style:font-size-asian="14pt" style:font-size-complex="16pt"/>
    </style:style>
    <style:style style:name="P6" style:family="paragraph" style:parent-style-name="Standard" style:list-style-name="L1">
      <style:text-properties officeooo:paragraph-rsid="000aba34"/>
    </style:style>
    <style:style style:name="P7" style:family="paragraph" style:parent-style-name="Standard" style:list-style-name="L2">
      <style:text-properties officeooo:paragraph-rsid="000aba34"/>
    </style:style>
    <style:style style:name="P8" style:family="paragraph" style:parent-style-name="Standard">
      <style:text-properties officeooo:paragraph-rsid="000aba34"/>
    </style:style>
    <style:style style:name="P9" style:family="paragraph" style:parent-style-name="Standard">
      <style:text-properties fo:font-size="20pt" officeooo:rsid="000d8bdd" officeooo:paragraph-rsid="000d8bdd" style:font-size-asian="17.5pt" style:font-size-complex="20pt"/>
    </style:style>
    <style:style style:name="P10" style:family="paragraph" style:parent-style-name="Standard">
      <style:text-properties fo:font-size="20pt" officeooo:rsid="000d8bdd" officeooo:paragraph-rsid="000d8bdd" style:font-size-asian="20pt" style:font-size-complex="20pt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font-size="40pt" fo:font-weight="bold" officeooo:rsid="0008d1e5" officeooo:paragraph-rsid="0008d1e5" style:font-size-asian="40pt" style:font-weight-asian="bold" style:font-size-complex="40pt" style:font-weight-complex="bold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font-size="15pt" fo:font-weight="bold" officeooo:rsid="0008d1e5" officeooo:paragraph-rsid="0008d1e5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font-size="15pt" fo:font-weight="bold" officeooo:rsid="000aba34" officeooo:paragraph-rsid="000aba34" style:font-size-asian="15pt" style:font-weight-asian="bold" style:font-size-complex="15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0aba34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0ca162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0cceb5" style:font-size-asian="20pt" style:font-weight-asian="bold" style:font-size-complex="20pt" style:font-weight-complex="bold"/>
    </style:style>
    <style:style style:name="T5" style:family="text">
      <style:text-properties fo:font-size="16pt" fo:font-weight="bold" officeooo:rsid="000aba34" style:font-size-asian="16pt" style:font-weight-asian="bold" style:font-size-complex="1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a162" style:font-weight-asian="bold" style:font-weight-complex="bold"/>
    </style:style>
    <style:style style:name="T8" style:family="text">
      <style:text-properties fo:font-weight="bold" officeooo:rsid="000cceb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 PROGRAMS</text:p>
      <text:p text:style-name="P11"/>
      <text:list xml:id="list1585313059" text:style-name="L1">
        <text:list-header>
          <text:p text:style-name="P6"><text:span text:style-name="T2">1.REVERSE OF ARRAY</text:span></text:p>
        </text:list-header>
      </text:list>
      <text:p text:style-name="P12"/>
      <text:p text:style-name="P13">#include&lt;stdio.h&gt;</text:p>
      <text:p text:style-name="P13">void main()</text:p>
      <text:p text:style-name="P13">{</text:p>
      <text:p text:style-name="P13">int a[10],i,limit;</text:p>
      <text:p text:style-name="P13">printf("Enter the limit:");</text:p>
      <text:p text:style-name="P13">scanf("%d",&amp;limit);</text:p>
      <text:p text:style-name="P13">printf("Enter the elements:");</text:p>
      <text:p text:style-name="P13">for(i=0;i&lt;limit;i++)</text:p>
      <text:p text:style-name="P13">{</text:p>
      <text:p text:style-name="P13">scanf("%d",&amp;a[i]);</text:p>
      <text:p text:style-name="P13">}</text:p>
      <text:p text:style-name="P13">printf("Elememts are:");</text:p>
      <text:p text:style-name="P13">for(i=limit-1;i&gt;=0;i--)</text:p>
      <text:p text:style-name="P13">{</text:p>
      <text:p text:style-name="P13">printf("%d",a[i]);</text:p>
      <text:p text:style-name="P13">}</text:p>
      <text:p text:style-name="P13">}</text:p>
      <text:p text:style-name="P13"/>
      <text:p text:style-name="P13"/>
      <text:list xml:id="list709024876" text:style-name="L2">
        <text:list-header>
          <text:p text:style-name="P7"><text:span text:style-name="T2">2.DISPLAY AN ARRAY</text:span></text:p>
        </text:list-header>
      </text:list>
      <text:p text:style-name="P8"><text:span text:style-name="T2"><text:s/></text:span><text:span text:style-name="T5">#include&lt;stdio.h&gt;</text:span></text:p>
      <text:p text:style-name="P1"><text:span text:style-name="T6">void main()</text:span></text:p>
      <text:p text:style-name="P1"><text:span text:style-name="T6">{</text:span></text:p>
      <text:p text:style-name="P1"><text:span text:style-name="T6">int a[50],i,limit;</text:span></text:p>
      <text:p text:style-name="P1"><text:span text:style-name="T6">printf("Enter the limit:");</text:span></text:p>
      <text:p text:style-name="P1"><text:span text:style-name="T6">scanf("%d",&amp;limit);</text:span></text:p>
      <text:p text:style-name="P1"><text:span text:style-name="T6">printf("Enter the Numbers:");</text:span></text:p>
      <text:p text:style-name="P1"><text:span text:style-name="T6">for(i=0;i&lt;limit;i++)</text:span></text:p>
      <text:p text:style-name="P1"><text:span text:style-name="T6">{</text:span></text:p>
      <text:p text:style-name="P1"><text:span text:style-name="T6">scanf("%d",&amp;a[i]);</text:span></text:p>
      <text:p text:style-name="P1"><text:span text:style-name="T6">}</text:span></text:p>
      <text:p text:style-name="P1"><text:span text:style-name="T6">printf("Elements are\n:");</text:span></text:p>
      <text:p text:style-name="P1"><text:span text:style-name="T6">for(i=0;i&lt;limit;i++)</text:span></text:p>
      <text:p text:style-name="P1"><text:soft-page-break/><text:span text:style-name="T6">{</text:span></text:p>
      <text:p text:style-name="P1"><text:span text:style-name="T6">printf("%d\t",a[i]);</text:span></text:p>
      <text:p text:style-name="P1"><text:span text:style-name="T6">}</text:span></text:p>
      <text:p text:style-name="P1"><text:span text:style-name="T6">}</text:span></text:p>
      <text:p text:style-name="P1"><text:span text:style-name="T6"><text:s text:c="3"/></text:span><text:span text:style-name="T3">3.even index</text:span></text:p>
      <text:p text:style-name="P2"><text:span text:style-name="T6">#include&lt;stdio.h&gt;</text:span></text:p>
      <text:p text:style-name="P2"><text:span text:style-name="T6">void main()</text:span></text:p>
      <text:p text:style-name="P2"><text:span text:style-name="T6">{</text:span></text:p>
      <text:p text:style-name="P2"><text:span text:style-name="T6">float a[10];</text:span></text:p>
      <text:p text:style-name="P2"><text:span text:style-name="T6">int i,n;</text:span></text:p>
      <text:p text:style-name="P2"><text:span text:style-name="T6">printf("Enter the limit:");</text:span></text:p>
      <text:p text:style-name="P2"><text:span text:style-name="T6">scanf("%d",&amp;n);</text:span></text:p>
      <text:p text:style-name="P2"><text:span text:style-name="T6">printf("ENTER THE ELEMents:");</text:span></text:p>
      <text:p text:style-name="P2"><text:span text:style-name="T6">for(i=0;i&lt;n;i++)</text:span></text:p>
      <text:p text:style-name="P2"><text:span text:style-name="T6">{</text:span></text:p>
      <text:p text:style-name="P2"><text:span text:style-name="T6">scanf("%f",&amp;a[i]);</text:span></text:p>
      <text:p text:style-name="P2"><text:span text:style-name="T6">}</text:span></text:p>
      <text:p text:style-name="P2"><text:span text:style-name="T6">printf("Elemets are:");</text:span></text:p>
      <text:p text:style-name="P2"><text:span text:style-name="T6">for(i=0;i&lt;n;i=i+2)</text:span></text:p>
      <text:p text:style-name="P2"><text:span text:style-name="T6">{</text:span></text:p>
      <text:p text:style-name="P2"><text:span text:style-name="T6">printf("%.2f",a[i]);</text:span></text:p>
      <text:p text:style-name="P2"><text:span text:style-name="T6">}</text:span></text:p>
      <text:p text:style-name="P2"><text:span text:style-name="T6">}</text:span></text:p>
      <text:p text:style-name="P2"><text:span text:style-name="T6"><text:s text:c="9"/></text:span><text:span text:style-name="T1"><text:s/></text:span><text:span text:style-name="T4">4.</text:span><text:span text:style-name="T1"> <text:s/></text:span><text:span text:style-name="T4">SD</text:span></text:p>
      <text:p text:style-name="P3"><text:span text:style-name="T6">#include&lt;stdio.h&gt;</text:span></text:p>
      <text:p text:style-name="P3"><text:span text:style-name="T6">#include&lt;math.h&gt;</text:span></text:p>
      <text:p text:style-name="P3"><text:span text:style-name="T6">void main()</text:span></text:p>
      <text:p text:style-name="P3"><text:span text:style-name="T6">{</text:span></text:p>
      <text:p text:style-name="P3"><text:span text:style-name="T6">int i,n;</text:span></text:p>
      <text:p text:style-name="P3"><text:span text:style-name="T6">float a[50],sum=0,m,v,sd;</text:span></text:p>
      <text:p text:style-name="P3"><text:span text:style-name="T6">printf("Enter the value of n");</text:span></text:p>
      <text:p text:style-name="P3"><text:span text:style-name="T6">scanf("%d",&amp;n);</text:span></text:p>
      <text:p text:style-name="P3"><text:span text:style-name="T6">printf("Elements :\n");</text:span></text:p>
      <text:p text:style-name="P3"><text:span text:style-name="T6">for(i=0;i&lt;n;i++)</text:span></text:p>
      <text:p text:style-name="P3"><text:span text:style-name="T6">{</text:span></text:p>
      <text:p text:style-name="P3"><text:span text:style-name="T6">scanf("%f",&amp;a[i]);</text:span></text:p>
      <text:p text:style-name="P3"><text:span text:style-name="T6">sum=sum+a[i];</text:span></text:p>
      <text:p text:style-name="P3"><text:span text:style-name="T6">}</text:span></text:p>
      <text:p text:style-name="P3"><text:span text:style-name="T6">printf("Elements are:\n");</text:span></text:p>
      <text:p text:style-name="P3"><text:soft-page-break/><text:span text:style-name="T6">for(i=0;i&lt;n;i++)</text:span></text:p>
      <text:p text:style-name="P3"><text:span text:style-name="T6">{</text:span></text:p>
      <text:p text:style-name="P3"><text:span text:style-name="T6">printf("%.2f\t",a[i]);</text:span></text:p>
      <text:p text:style-name="P3"><text:span text:style-name="T6">}</text:span></text:p>
      <text:p text:style-name="P3"><text:span text:style-name="T6">printf("\nsum is %.2f",sum);</text:span></text:p>
      <text:p text:style-name="P3"><text:span text:style-name="T6">m=sum/n;</text:span></text:p>
      <text:p text:style-name="P3"><text:span text:style-name="T6">sum=0;</text:span></text:p>
      <text:p text:style-name="P3"><text:span text:style-name="T6">for(i=0;i&lt;n;i++)</text:span></text:p>
      <text:p text:style-name="P3"><text:span text:style-name="T6">{</text:span></text:p>
      <text:p text:style-name="P3"><text:span text:style-name="T6">sum=sum+(a[i]+m)*(a[i]+m);</text:span></text:p>
      <text:p text:style-name="P3"><text:span text:style-name="T6">}</text:span></text:p>
      <text:p text:style-name="P3"><text:span text:style-name="T6">v=sum/n;</text:span></text:p>
      <text:p text:style-name="P3"><text:span text:style-name="T6">sd=sqrt(v);</text:span></text:p>
      <text:p text:style-name="P3"><text:span text:style-name="T6">printf("\nSd is %f",sd);</text:span></text:p>
      <text:p text:style-name="P3"><text:span text:style-name="T6">}</text:span></text:p>
      <text:p text:style-name="P3"><text:span text:style-name="T6"/></text:p>
      <text:p text:style-name="P9"><text:span text:style-name="T6">5.Add 5</text:span></text:p>
      <text:p text:style-name="P3"><text:span text:style-name="T6"/></text:p>
      <text:p text:style-name="P4"><text:span text:style-name="T6">#include&lt;stdio.h&gt;</text:span></text:p>
      <text:p text:style-name="P4"><text:span text:style-name="T6">void main()</text:span></text:p>
      <text:p text:style-name="P4"><text:span text:style-name="T6">{</text:span></text:p>
      <text:p text:style-name="P4"><text:span text:style-name="T6">int i,n,a[10];</text:span></text:p>
      <text:p text:style-name="P4"><text:span text:style-name="T6">printf("Enter the limit:");</text:span></text:p>
      <text:p text:style-name="P4"><text:span text:style-name="T6">scanf("%d",&amp;n);</text:span></text:p>
      <text:p text:style-name="P4"><text:span text:style-name="T6">printf("Enter the elements:");</text:span></text:p>
      <text:p text:style-name="P4"><text:span text:style-name="T6">for(i=0;i&lt;n;i++)</text:span></text:p>
      <text:p text:style-name="P4"><text:span text:style-name="T6">{</text:span></text:p>
      <text:p text:style-name="P4"><text:span text:style-name="T6">scanf("%d",&amp;a[i]);</text:span></text:p>
      <text:p text:style-name="P4"><text:span text:style-name="T6">}</text:span></text:p>
      <text:p text:style-name="P4"><text:span text:style-name="T6">printf("Elements are:");</text:span></text:p>
      <text:p text:style-name="P4"><text:span text:style-name="T6">for(i=0;i&lt;n;i++)</text:span></text:p>
      <text:p text:style-name="P4"><text:span text:style-name="T6">{</text:span></text:p>
      <text:p text:style-name="P4"><text:span text:style-name="T6">printf("%d",a[i]);</text:span></text:p>
      <text:p text:style-name="P4"><text:span text:style-name="T6">}</text:span></text:p>
      <text:p text:style-name="P4"><text:span text:style-name="T6">printf("Elemets after adding 5:");</text:span></text:p>
      <text:p text:style-name="P4"><text:span text:style-name="T6">for(i=0;i&lt;n;i++)</text:span></text:p>
      <text:p text:style-name="P4"><text:span text:style-name="T6">{</text:span></text:p>
      <text:p text:style-name="P4"><text:span text:style-name="T6">a[i]=a[i]+5;</text:span></text:p>
      <text:p text:style-name="P4"><text:span text:style-name="T6">printf("%d",a[i]);</text:span></text:p>
      <text:p text:style-name="P4"><text:soft-page-break/><text:span text:style-name="T6">}</text:span></text:p>
      <text:p text:style-name="P4"><text:span text:style-name="T6">}</text:span></text:p>
      <text:p text:style-name="P10"><text:span text:style-name="T6">6.large using function</text:span></text:p>
      <text:p text:style-name="P5"><text:span text:style-name="T6">#include&lt;stdio.h&gt;</text:span></text:p>
      <text:p text:style-name="P5"><text:span text:style-name="T6">int large(int[],int);</text:span></text:p>
      <text:p text:style-name="P5"><text:span text:style-name="T6">void main()</text:span></text:p>
      <text:p text:style-name="P5"><text:span text:style-name="T6">{</text:span></text:p>
      <text:p text:style-name="P5"><text:span text:style-name="T6">int a[10],n,i;</text:span></text:p>
      <text:p text:style-name="P5"><text:span text:style-name="T6">printf("Enter the limit");</text:span></text:p>
      <text:p text:style-name="P5"><text:span text:style-name="T6">scanf("%d",&amp;n);</text:span></text:p>
      <text:p text:style-name="P5"><text:span text:style-name="T6">printf("Enter the elements:");</text:span></text:p>
      <text:p text:style-name="P5"><text:span text:style-name="T6">for(i=0;i&lt;n;i++)</text:span></text:p>
      <text:p text:style-name="P5"><text:span text:style-name="T6">{</text:span></text:p>
      <text:p text:style-name="P5"><text:span text:style-name="T6">scanf("%d",&amp;a[i]);</text:span></text:p>
      <text:p text:style-name="P5"><text:span text:style-name="T6">}</text:span></text:p>
      <text:p text:style-name="P5"><text:span text:style-name="T6">large(a,n);</text:span></text:p>
      <text:p text:style-name="P5"><text:span text:style-name="T6">}</text:span></text:p>
      <text:p text:style-name="P5"><text:span text:style-name="T6"><text:s/>int large(int a[],int n)</text:span></text:p>
      <text:p text:style-name="P5"><text:span text:style-name="T6">{</text:span></text:p>
      <text:p text:style-name="P5"><text:span text:style-name="T6">int i,l;</text:span></text:p>
      <text:p text:style-name="P5"><text:span text:style-name="T6">l=a[i];</text:span></text:p>
      <text:p text:style-name="P5"><text:span text:style-name="T6">for(i=0;i&lt;n;i++)</text:span></text:p>
      <text:p text:style-name="P5"><text:span text:style-name="T6">{</text:span></text:p>
      <text:p text:style-name="P5"><text:span text:style-name="T6">if(a[i]&gt;l)</text:span></text:p>
      <text:p text:style-name="P5"><text:span text:style-name="T6">{</text:span></text:p>
      <text:p text:style-name="P5"><text:span text:style-name="T6">l=a[i];</text:span></text:p>
      <text:p text:style-name="P5"><text:span text:style-name="T6">}</text:span></text:p>
      <text:p text:style-name="P5"><text:span text:style-name="T6">}</text:span></text:p>
      <text:p text:style-name="P5"><text:span text:style-name="T6">printf("Large is %d",l);</text:span></text:p>
      <text:p text:style-name="P5"><text:span text:style-name="T6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6T15:48:20.349556732</meta:creation-date>
    <dc:date>2023-12-16T19:38:26.684573124</dc:date>
    <meta:editing-duration>PT1H29M28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4" meta:paragraph-count="139" meta:word-count="208" meta:character-count="1762" meta:non-whitespace-character-count="1678"/>
  </office:meta>
</office:document-meta>
</file>